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David CLM" svg:font-family="'David CLM'"/>
    <style:font-face style:name="Nachlieli CLM" svg:font-family="'Nachlieli CLM'"/>
    <style:font-face style:name="DejaVu Serif" svg:font-family="'DejaVu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Adobe Heiti Std R" svg:font-family="'Adobe Heiti Std R'" style:font-family-generic="system" style:font-pitch="variable"/>
  </office:font-face-decls>
  <office:automatic-styles>
    <style:style style:name="P1" style:family="paragraph" style:parent-style-name="Standard">
      <style:text-properties officeooo:rsid="00157d71" officeooo:paragraph-rsid="00157d71"/>
    </style:style>
    <style:style style:name="P2" style:family="paragraph" style:parent-style-name="Standard">
      <style:text-properties officeooo:rsid="0015c19b" officeooo:paragraph-rsid="0015c19b"/>
    </style:style>
    <style:style style:name="P3" style:family="paragraph" style:parent-style-name="Standard">
      <style:text-properties officeooo:rsid="00176574" officeooo:paragraph-rsid="00176574"/>
    </style:style>
    <style:style style:name="P4" style:family="paragraph" style:parent-style-name="Heading_20_1">
      <style:text-properties officeooo:paragraph-rsid="0015c19b"/>
    </style:style>
    <style:style style:name="T1" style:family="text">
      <style:text-properties officeooo:rsid="001737f2"/>
    </style:style>
    <style:style style:name="T2" style:family="text">
      <style:text-properties officeooo:rsid="00192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nti Patterns</text:h>
      <text:h text:style-name="Heading_20_2" text:outline-level="2">Just because you can, does not mean you should</text:h>
      <text:p text:style-name="P2">Hello, and welcome to my lecture.</text:p>
      <text:p text:style-name="P2">The following lecture is about stuff we do as developers that not always benefit our tasks, or our sanity, but <text:span text:style-name="T1">we do them non the less.</text:span></text:p>
      <text:p text:style-name="P3">The aim of the lecture is not about making fun of you, or telling “you are wrong”, but rather to <text:span text:style-name="T2">help to identify situations or decisions, and start to question of “why am I choosing/doing/using this”, for example.</text:span></text:p>
      <text:p text:style-name="P2"/>
      <text:h text:style-name="Heading_20_2" text:outline-level="2">What, Who, Where, How ?</text:h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David CLM" svg:font-family="'David CLM'"/>
    <style:font-face style:name="Nachlieli CLM" svg:font-family="'Nachlieli CLM'"/>
    <style:font-face style:name="DejaVu Serif" svg:font-family="'DejaVu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Adobe Heiti Std R" svg:font-family="'Adobe Heiti Std 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Adobe Heiti Std R" style:font-size-asian="10.5pt" style:language-asian="zh" style:country-asian="CN" style:font-name-complex="F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Adobe Heiti Std R" style:font-size-asian="10.5pt" style:language-asian="zh" style:country-asian="CN" style:font-name-complex="F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Heiti Std R" style:font-family-asian="'Adobe Heiti Std R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DejaVu Serif" style:font-family-complex="'DejaVu Serif'" style:font-family-generic-complex="roman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o Kanner</meta:initial-creator>
    <meta:creation-date>2014-05-09T19:52:11.921801494</meta:creation-date>
    <meta:generator>LibreOffice/4.2.3.3$Linux_X86_64 LibreOffice_project/420m0$Build-3</meta:generator>
    <dc:date>2014-05-09T19:57:56.661691765</dc:date>
    <dc:creator>Ido Kanner</dc:creator>
    <meta:editing-duration>PT4M36S</meta:editing-duration>
    <meta:editing-cycles>5</meta:editing-cycles>
    <meta:document-statistic meta:table-count="0" meta:image-count="0" meta:object-count="0" meta:page-count="1" meta:paragraph-count="6" meta:word-count="86" meta:character-count="464" meta:non-whitespace-character-count="384"/>
  </office:meta>
</office:document-meta>
</file>